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2_9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Henri J. Hart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Mrs. Morise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3 October 1863</text:p>
      <text:p text:style-name="P2">Month<text:tab/><text:tab/><text:tab/><text:tab/><text:tab/><text:tab/>October</text:p>
      <text:p text:style-name="P2">Year<text:tab/><text:tab/><text:tab/><text:tab/><text:tab/><text:tab/>1863</text:p>
      <text:p text:style-name="P2">Hebrew Date<text:tab/><text:tab/><text:tab/><text:tab/><text:tab/></text:p>
      <text:p text:style-name="P2">Undated</text:p>
      <text:p text:style-name="P2">City<text:tab/><text:tab/><text:tab/><text:tab/><text:tab/><text:tab/>Milbourne</text:p>
      <text:p text:style-name="P2">State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73 Rupell St Milbourne/</text:p>
      <text:p text:style-name="P4"><text:span text:style-name="T1">23</text:span><text:span text:style-name="T2">rd</text:span><text:span text:style-name="T1"> Oct. 1863/</text:span></text:p>
      <text:p text:style-name="P2">My Dear Mrs Morise/</text:p>
      <text:p text:style-name="P2"><text:tab/>It is a sad and bitter/ task to reply to the kind expressions of/ condolence from friends on the terrible/ calamity which has befallen me, but to/ none more than yourself do I feel/ indebted for the warm sympathies your/ kind note exhibits and for the Obituary/ notice appearing in the Jewish Messenger/ on the death of my fondly loved wife; for/ which accept my ever grateful thanks./</text:p>
      <text:p text:style-name="P2"><text:tab/>Excuse me for not writing before, and/ for the shortness of this, for though nearly/ eight months has elapsed since God in/ His infinite wisdom deprived me of my/</text:p>
      <text:p text:style-name="P2"/>
      <text:p text:style-name="P2">[Page 2]</text:p>
      <text:p text:style-name="P2">beloved Sara, I still feel quite unable to/ address my friends on the mournful subject,/ to you as one who grew up in companionship/ with her who is now no more, and who was/ one of the earliest to <text:soft-page-break/>congratulate me 10 short/ years ago, on the prize I had own, I shall/ ever remember with feelings of lasting friend/ship, for you and your respected husband/ are so associated with all my early joys and/ happiness, that I could not do otherwise/ and as my dear children increase in years/ I shall not fail to remind them of you, as/ one of the loved and cherished friends of their/ dear mamma. <text:s/>Present my very kindest/ regards to Mr Morise and your dear children/ in which my little ones unite/</text:p>
      <text:p text:style-name="P2"><text:tab/>And Believe me/</text:p>
      <text:p text:style-name="P2"><text:tab/><text:tab/>Very Truly Yours/</text:p>
      <text:p text:style-name="P2"><text:tab/><text:tab/><text:tab/>Henri J. Har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8T11:06:01</meta:creation-date>
    <dc:date>2011-12-12T13:56:50.12</dc:date>
    <dc:language>en-US</dc:language>
    <meta:editing-cycles>3</meta:editing-cycles>
    <meta:editing-duration>PT00H13M03S</meta:editing-duration>
    <dc:creator>Penn Libraries</dc:creator>
    <meta:document-statistic meta:table-count="0" meta:image-count="0" meta:object-count="0" meta:page-count="3" meta:paragraph-count="71" meta:word-count="419" meta:character-count="2627"/>
    <meta:user-defined meta:name="Info 1"/>
    <meta:user-defined meta:name="Info 2"/>
    <meta:user-defined meta:name="Info 3"/>
    <meta:user-defined meta:name="Info 4"/>
  </office:meta>
</office:document-meta>
</file>